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674cm" style:use-optimal-column-width="false"/>
    </style:style>
    <style:style style:name="co2" style:family="table-column">
      <style:table-column-properties style:column-width="3.67cm" style:use-optimal-column-width="false"/>
    </style:style>
    <style:style style:name="co3" style:family="table-column">
      <style:table-column-properties style:column-width="3.063cm" style:use-optimal-column-width="false"/>
    </style:style>
    <style:style style:name="co4" style:family="table-column">
      <style:table-column-properties style:column-width="3.065cm" style:use-optimal-column-width="false"/>
    </style:style>
    <style:style style:name="co5" style:family="table-column">
      <style:table-column-properties style:column-width="3.052cm" style:use-optimal-column-width="false"/>
    </style:style>
    <style:style style:name="co6" style:family="table-column">
      <style:table-column-properties style:column-width="2.043cm" style:use-optimal-column-width="false"/>
    </style:style>
    <style:style style:name="co7" style:family="table-column">
      <style:table-column-properties style:column-width="2.042cm" style:use-optimal-column-width="false"/>
    </style:style>
    <style:style style:name="co8" style:family="table-column">
      <style:table-column-properties style:column-width="4.078cm" style:use-optimal-column-width="false"/>
    </style:style>
    <style:style style:name="co9" style:family="table-column">
      <style:table-column-properties style:column-width="4.079cm" style:use-optimal-column-width="false"/>
    </style:style>
    <style:style style:name="co10" style:family="table-column">
      <style:table-column-properties style:column-width="3.062cm" style:use-optimal-column-width="false"/>
    </style:style>
    <style:style style:name="co11" style:family="table-column">
      <style:table-column-properties style:column-width="3.056cm" style:use-optimal-column-width="false"/>
    </style:style>
    <style:style style:name="co12" style:family="table-column">
      <style:table-column-properties style:column-width="3.064cm" style:use-optimal-column-width="false"/>
    </style:style>
    <style:style style:name="co13" style:family="table-column">
      <style:table-column-properties style:column-width="3.058cm" style:use-optimal-column-width="false"/>
    </style:style>
    <style:style style:name="co14" style:family="table-column">
      <style:table-column-properties style:column-width="3.862cm" style:use-optimal-column-width="false"/>
    </style:style>
    <style:style style:name="co15" style:family="table-column">
      <style:table-column-properties style:column-width="3.855cm" style:use-optimal-column-width="false"/>
    </style:style>
    <style:style style:name="ro1" style:family="table-row">
      <style:table-row-properties style:row-height="0.942cm"/>
    </style:style>
    <style:style style:name="ro2" style:family="table-row">
      <style:table-row-properties style:row-height="0.922cm"/>
    </style:style>
    <style:style style:name="ro3" style:family="table-row">
      <style:table-row-properties style:row-height="0.723cm"/>
    </style:style>
    <style:style style:name="ro4" style:family="table-row">
      <style:table-row-properties style:row-height="0.828cm"/>
    </style:style>
    <style:style style:name="ro5" style:family="table-row">
      <style:table-row-properties style:row-height="0.811cm"/>
    </style:style>
    <style:style style:name="ro6" style:family="table-row">
      <style:table-row-properties style:row-height="0.911cm"/>
    </style:style>
    <style:style style:name="ro7" style:family="table-row">
      <style:table-row-properties style:row-height="0.824cm"/>
    </style:style>
    <style:style style:name="ro8" style:family="table-row">
      <style:table-row-properties style:row-height="0.819cm"/>
    </style:style>
    <style:style style:name="ce1" style:family="table-cell">
      <loext:graphic-properties draw:fill="solid" draw:fill-color="#ffffff" draw:textarea-vertical-align="middle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/>
      <style:paragraph-properties fo:text-align="center" fo:border="none"/>
      <style:text-properties style:font-name="Liberation Sans" fo:font-size="14pt" style:text-underline-style="solid" style:text-underline-width="auto" style:text-underline-color="font-color" style:letter-kerning="true" style:font-name-asian="Source Han Sans CN Regular" style:font-size-asian="18pt" style:font-name-complex="Lohit Devanagari" style:font-size-complex="18pt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center" fo:text-indent="0cm" fo:border="2.1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center" fo:text-indent="0cm" fo:border="2.1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ffffff" draw:textarea-vertical-align="middle"/>
      <style:paragraph-properties fo:border="none"/>
      <style:text-properties fo:font-size="14pt" style:font-size-asian="18pt" style:font-size-complex="18pt"/>
    </style:style>
    <style:style style:name="ce6" style:family="table-cell">
      <loext:graphic-properties draw:fill="solid" draw:fill-color="#ffffff" draw:textarea-vertical-align="middle"/>
      <style:paragraph-properties fo:border="2.13pt solid #000000"/>
      <style:text-properties fo:font-size="14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ce7" style:family="table-cell">
      <loext:graphic-properties draw:fill="solid" draw:fill-color="#ffffff" draw:textarea-vertical-align="middle"/>
      <style:paragraph-properties fo:border-left="none" fo:border-right="2.13pt solid #000000" fo:border-top="2.13pt solid #000000" fo:border-bottom="2.13pt solid #000000"/>
      <style:text-properties fo:font-size="14pt" style:font-size-asian="18pt" style:font-size-complex="18pt"/>
    </style:style>
    <style:style style:name="ce8" style:family="table-cell">
      <loext:graphic-properties draw:fill="solid" draw:fill-color="#ffffff" draw:textarea-vertical-align="middle"/>
      <style:paragraph-properties fo:border="2.13pt solid #000000"/>
      <style:text-properties fo:font-size="14pt" style:font-size-asian="18pt" style:font-size-complex="18pt"/>
    </style:style>
    <style:style style:name="ce9" style:family="table-cell">
      <loext:graphic-properties draw:fill="solid" draw:fill-color="#ffffff" draw:textarea-vertical-align="middle"/>
      <style:paragraph-properties fo:border="2.13pt solid #000000" style:writing-mode="lr-tb">
        <style:tab-stops/>
      </style:paragraph-properties>
      <style:text-properties fo:font-size="14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ce10" style:family="table-cell">
      <loext:graphic-properties draw:fill="solid" draw:fill-color="#ffffff" draw:textarea-vertical-align="middle"/>
      <style:paragraph-properties fo:border-left="none" fo:border-right="2.13pt solid #000000" fo:border-top="2.13pt solid #000000" fo:border-bottom="2.13pt solid #000000" style:writing-mode="lr-tb">
        <style:tab-stops/>
      </style:paragraph-properties>
      <style:text-properties fo:font-size="14pt" style:font-size-asian="18pt" style:font-size-complex="18pt"/>
    </style:style>
    <style:style style:name="ce11" style:family="table-cell">
      <loext:graphic-properties draw:fill="solid" draw:fill-color="#ffffff" draw:textarea-vertical-align="middle"/>
      <style:paragraph-properties fo:border="2.13pt solid #000000" style:writing-mode="lr-tb">
        <style:tab-stops/>
      </style:paragraph-properties>
      <style:text-properties fo:font-size="14pt" style:font-size-asian="18pt" style:font-size-complex="18pt"/>
    </style:style>
    <style:style style:name="ce12" style:family="table-cell">
      <loext:graphic-properties draw:fill="solid" draw:fill-color="#ffffff" draw:textarea-vertical-align="middle"/>
      <style:paragraph-properties fo:border-left="none" fo:border-right="2.13pt solid #000000" fo:border-top="2.13pt solid #000000" fo:border-bottom="2.13pt solid #000000"/>
      <style:text-properties fo:font-size="14pt" style:text-underline-style="solid" style:text-underline-width="auto" style:text-underline-color="font-color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2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4" style:family="paragraph">
      <style:paragraph-properties style:writing-mode="lr-tb">
        <style:tab-stops/>
      </style:paragraph-properties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4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5" style:family="text">
      <style:text-properties fo:font-size="14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draw:layer="layout" svg:width="11.017cm" svg:height="1.863cm" svg:x="4.556cm" svg:y="14.05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 table:style-name="ce1" table:number-columns-spanned="3">
                  <text:p text:style-name="P1"><text:span text:style-name="T1">Teams</text:span></text:p>
                </table:table-cell>
                <table:covered-table-cell/>
                <table:covered-table-cell/>
              </table:table-row>
              <table:table-row table:style-name="ro2" table:default-cell-style-name="ce4">
                <table:table-cell table:style-name="ce3">
                  <text:p text:style-name="P2"><text:span text:style-name="T2">id</text:span></text:p>
                </table:table-cell>
                <table:table-cell>
                  <text:p text:style-name="P3"><text:span text:style-name="T1">Sport</text:span></text:p>
                </table:table-cell>
                <table:table-cell>
                  <text:p text:style-name="P3"><text:span text:style-name="T1">Level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standard" draw:layer="layout" svg:width="12.242cm" svg:height="1.445cm" svg:x="4.556cm" svg:y="10.241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4"/>
              <table:table-column table:style-name="co5"/>
              <table:table-row table:style-name="ro3" table:default-cell-style-name="ce5">
                <table:table-cell table:number-columns-spanned="4">
                  <text:p><text:span text:style-name="T3">Players</text:span></text:p>
                </table:table-cell>
                <table:covered-table-cell/>
                <table:covered-table-cell/>
                <table:covered-table-cell/>
              </table:table-row>
              <table:table-row table:style-name="ro3" table:default-cell-style-name="ce8">
                <table:table-cell table:style-name="ce6">
                  <text:p><text:span text:style-name="T4">id</text:span></text:p>
                </table:table-cell>
                <table:table-cell table:style-name="ce7">
                  <text:p><text:span text:style-name="T3">First_Name</text:span></text:p>
                </table:table-cell>
                <table:table-cell>
                  <text:p><text:span text:style-name="T3">Last_Name</text:span></text:p>
                </table:table-cell>
                <table:table-cell>
                  <text:p><text:span text:style-name="T3">School_id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standard" draw:layer="layout" svg:width="12.241cm" svg:height="1.638cm" svg:x="4.556cm" svg:y="6.238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column table:style-name="co9"/>
              <table:table-row table:style-name="ro4" table:default-cell-style-name="ce2">
                <table:table-cell table:style-name="ce1" table:number-columns-spanned="4">
                  <text:p text:style-name="P1"><text:span text:style-name="T1">Schools</text:span></text:p>
                </table:table-cell>
                <table:covered-table-cell table:style-name="gray3"/>
                <table:covered-table-cell/>
                <table:covered-table-cell/>
              </table:table-row>
              <table:table-row table:style-name="ro5" table:default-cell-style-name="ce4">
                <table:table-cell table:style-name="ce3">
                  <text:p text:style-name="P3"><text:span text:style-name="T2">id</text:span></text:p>
                </table:table-cell>
                <table:table-cell>
                  <text:p text:style-name="P3"><text:span text:style-name="T1">Name</text:span></text:p>
                </table:table-cell>
                <table:table-cell>
                  <text:p text:style-name="P3"><text:span text:style-name="T1">City</text:span></text:p>
                </table:table-cell>
                <table:table-cell>
                  <text:p text:style-name="P3"><text:span text:style-name="T1">State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standard" draw:layer="layout" svg:width="12.241cm" svg:height="1.633cm" svg:x="4.556cm" svg:y="2.241cm">
            <table:table table:template-name="default" table:use-first-row-styles="true" table:use-banding-rows-styles="true">
              <table:table-column table:style-name="co10"/>
              <table:table-column table:style-name="co10"/>
              <table:table-column table:style-name="co10"/>
              <table:table-column table:style-name="co11"/>
              <table:table-row table:style-name="ro3" table:default-cell-style-name="ce5">
                <table:table-cell table:number-columns-spanned="4">
                  <text:p><text:span text:style-name="T3">Coaches</text:span></text:p>
                </table:table-cell>
                <table:covered-table-cell/>
                <table:covered-table-cell/>
                <table:covered-table-cell/>
              </table:table-row>
              <table:table-row table:style-name="ro6" table:default-cell-style-name="ce11">
                <table:table-cell table:style-name="ce9">
                  <text:p text:style-name="P4"><text:span text:style-name="T4">id</text:span></text:p>
                </table:table-cell>
                <table:table-cell table:style-name="ce10">
                  <text:p text:style-name="P4"><text:span text:style-name="T3">First_Name</text:span></text:p>
                </table:table-cell>
                <table:table-cell>
                  <text:p text:style-name="P4"><text:span text:style-name="T3">Last_Name</text:span></text:p>
                </table:table-cell>
                <table:table-cell>
                  <text:p text:style-name="P4"><text:span text:style-name="T3">School_id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standard" draw:layer="layout" svg:width="6.121cm" svg:height="1.642cm" svg:x="4.556cm" svg:y="18.277cm">
            <table:table table:template-name="default" table:use-first-row-styles="true" table:use-banding-rows-styles="true">
              <table:table-column table:style-name="co12"/>
              <table:table-column table:style-name="co13"/>
              <table:table-row table:style-name="ro7" table:default-cell-style-name="ce5">
                <table:table-cell table:number-columns-spanned="2">
                  <text:p><text:span text:style-name="T3">Players_Teams</text:span></text:p>
                </table:table-cell>
                <table:covered-table-cell/>
              </table:table-row>
              <table:table-row table:style-name="ro8">
                <table:table-cell table:style-name="ce6">
                  <text:p><text:span text:style-name="T4">Players_id</text:span></text:p>
                </table:table-cell>
                <table:table-cell table:style-name="ce12">
                  <text:p><text:span text:style-name="T5">Teams_id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standard" draw:layer="layout" svg:width="7.716cm" svg:height="1.642cm" svg:x="4.556cm" svg:y="22.218cm">
            <table:table table:template-name="default" table:use-first-row-styles="true" table:use-banding-rows-styles="true">
              <table:table-column table:style-name="co14"/>
              <table:table-column table:style-name="co15"/>
              <table:table-row table:style-name="ro7" table:default-cell-style-name="ce5">
                <table:table-cell table:number-columns-spanned="2">
                  <text:p><text:span text:style-name="T3">Coaches_Teams</text:span></text:p>
                </table:table-cell>
                <table:covered-table-cell/>
              </table:table-row>
              <table:table-row table:style-name="ro8">
                <table:table-cell table:style-name="ce6">
                  <text:p><text:span text:style-name="T4">Coaches_id</text:span></text:p>
                </table:table-cell>
                <table:table-cell table:style-name="ce12">
                  <text:p><text:span text:style-name="T5">Teams_id</text:span></text:p>
                </table:table-cell>
              </table:table-row>
            </table:table>
            <draw:image xlink:href="Pictures/TablePreview6.svm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23:46:55.856907496</meta:creation-date>
    <dc:date>2017-08-19T02:07:52.564930858</dc:date>
    <meta:editing-duration>PT33M57S</meta:editing-duration>
    <meta:editing-cycles>7</meta:editing-cycles>
    <meta:generator>LibreOffice/5.3.4.1$Linux_X86_64 LibreOffice_project/30$Build-1</meta:generator>
    <meta:document-statistic meta:object-count="7"/>
  </office:meta>
</office:document-meta>
</file>